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Lohit Hindi" svg:font-family="'Lohit Hind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77cm" table:align="left" style:writing-mode="lr-tb"/>
    </style:style>
    <style:style style:name="Table1.A" style:family="table-column">
      <style:table-column-properties style:column-width="5.001cm"/>
    </style:style>
    <style:style style:name="Table1.B" style:family="table-column">
      <style:table-column-properties style:column-width="12.57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.09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1.B1" style:family="table-cell">
      <style:table-cell-properties style:vertical-align="top" fo:background-color="#ffffff" fo:padding="0.097cm" fo:border="1pt solid #000000" style:writing-mode="lr-tb">
        <style:background-image/>
      </style:table-cell-properties>
    </style:style>
    <style:style style:name="Table1.A4" style:family="table-cell">
      <style:table-cell-properties style:vertical-align="top" fo:background-color="#ffffff" fo:padding="0.097cm" fo:border-left="1pt solid #000000" fo:border-right="none" fo:border-top="none" fo:border-bottom="1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ffffff" fo:padding="0.097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0f42a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</style:style>
    <style:style style:name="P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0f42a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a5eab1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2pt" fo:font-style="normal" style:text-underline-style="none" fo:font-weight="normal" officeooo:rsid="0072147a" officeooo:paragraph-rsid="0072147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abb240" officeooo:paragraph-rsid="00abb24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118084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12a9da" officeooo:paragraph-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1" style:family="paragraph" style:parent-style-name="Standard">
      <style:paragraph-properties fo:margin-top="0cm" fo:margin-bottom="0cm" loext:contextual-spacing="false" style:line-height-at-least="0.176cm" fo:text-align="center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2" style:family="paragraph" style:parent-style-name="Standard">
      <style:paragraph-properties fo:margin-top="0cm" fo:margin-bottom="0cm" loext:contextual-spacing="false" style:line-height-at-least="0.176cm" fo:text-align="center" style:justify-single-word="false" style:snap-to-layout-grid="false" style:writing-mode="lr-tb"/>
      <style:text-properties fo:color="#000000" style:text-line-through-style="none" style:text-line-through-typ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P13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P1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style:font-name-asian="Times New Roman" style:font-style-asian="normal" style:font-name-complex="Times New Roman" style:font-style-complex="normal"/>
    </style:style>
    <style:style style:name="P15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fo:color="#000000" style:text-line-through-style="none" style:text-line-through-type="none" fo:font-size="13pt" fo:font-style="normal" style:text-underline-style="none" fo:font-weight="bold" style:font-name-asian="Times New Roman" style:font-size-asian="13pt" style:font-style-asian="normal" style:font-weight-asian="bold" style:font-name-complex="Times New Roman" style:font-size-complex="13pt" style:font-style-complex="normal" style:font-weight-complex="bold"/>
    </style:style>
    <style:style style:name="P1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</style:style>
    <style:style style:name="P17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</style:style>
    <style:style style:name="P1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18084"/>
    </style:style>
    <style:style style:name="P1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49c3a"/>
    </style:style>
    <style:style style:name="P2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a81d2"/>
    </style:style>
    <style:style style:name="P2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c5678"/>
    </style:style>
    <style:style style:name="P2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2d93f9"/>
    </style:style>
    <style:style style:name="P2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6e6af"/>
    </style:style>
    <style:style style:name="P2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902f1"/>
    </style:style>
    <style:style style:name="P2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ad1fb"/>
    </style:style>
    <style:style style:name="P2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6d8c3c"/>
    </style:style>
    <style:style style:name="P2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759113"/>
    </style:style>
    <style:style style:name="P2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76aa4a"/>
    </style:style>
    <style:style style:name="P2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a1078d"/>
    </style:style>
    <style:style style:name="P3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a5eab1"/>
    </style:style>
    <style:style style:name="P3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e4f23a"/>
    </style:style>
    <style:style style:name="P3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18084" officeooo:paragraph-rsid="00118084"/>
    </style:style>
    <style:style style:name="P3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3b6cf" officeooo:paragraph-rsid="0076aa4a"/>
    </style:style>
    <style:style style:name="P3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d93f9" officeooo:paragraph-rsid="002d93f9"/>
    </style:style>
    <style:style style:name="P3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5ea85f" officeooo:paragraph-rsid="005ea85f"/>
    </style:style>
    <style:style style:name="P3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6bfbf9" officeooo:paragraph-rsid="006bfbf9"/>
    </style:style>
    <style:style style:name="P3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413f2" officeooo:paragraph-rsid="007413f2"/>
    </style:style>
    <style:style style:name="P3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a2aa5" officeooo:paragraph-rsid="007a2aa5"/>
    </style:style>
    <style:style style:name="P3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b1e87" officeooo:paragraph-rsid="007b1e87"/>
    </style:style>
    <style:style style:name="P4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7c62e8" officeooo:paragraph-rsid="007c62e8"/>
    </style:style>
    <style:style style:name="P4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88107d" officeooo:paragraph-rsid="0088107d"/>
    </style:style>
    <style:style style:name="P4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62e13"/>
    </style:style>
    <style:style style:name="P4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62e13" officeooo:paragraph-rsid="00962e13"/>
    </style:style>
    <style:style style:name="P4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9cb8fa" officeooo:paragraph-rsid="009cb8fa"/>
    </style:style>
    <style:style style:name="P4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a9acad" officeooo:paragraph-rsid="00a9acad"/>
    </style:style>
    <style:style style:name="P4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5e8be" officeooo:paragraph-rsid="0015e8be"/>
    </style:style>
    <style:style style:name="P4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2add4e" officeooo:paragraph-rsid="00a5eab1"/>
    </style:style>
    <style:style style:name="P4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a93bda" officeooo:paragraph-rsid="00df3b2e"/>
    </style:style>
    <style:style style:name="P49" style:family="paragraph" style:parent-style-name="Standard">
      <style:paragraph-properties style:line-height-at-least="0.176cm" fo:break-before="auto" fo:break-after="auto" style:writing-mode="lr-tb"/>
    </style:style>
    <style:style style:name="P50" style:family="paragraph" style:parent-style-name="Standard">
      <style:paragraph-properties style:line-height-at-least="0.176cm" fo:break-before="auto" fo:break-after="auto" style:writing-mode="lr-tb"/>
      <style:text-properties fo:font-weight="bold" style:font-weight-asian="bold" style:font-weight-complex="bold"/>
    </style:style>
    <style:style style:name="P51" style:family="paragraph" style:parent-style-name="Table_20_Contents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52" style:family="paragraph" style:parent-style-name="Standard" style:master-page-name="Standard">
      <style:paragraph-properties style:line-height-at-least="0.176cm" style:page-number="auto" fo:break-before="auto" fo:break-after="auto" style:writing-mode="lr-tb"/>
    </style:style>
    <style:style style:name="P53" style:family="paragraph" style:parent-style-name="Standard">
      <style:paragraph-properties style:text-autospace="none" style:snap-to-layout-grid="false">
        <style:tab-stops>
          <style:tab-stop style:position="0cm"/>
        </style:tab-stops>
      </style:paragraph-properties>
      <style:text-properties fo:font-size="12pt" officeooo:paragraph-rsid="010c4706" style:font-size-asian="12pt" style:font-size-complex="12pt"/>
    </style:style>
    <style:style style:name="P54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5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116451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paragraph-rsid="000f42a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7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daec85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8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06132c2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59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6132c2" officeooo:paragraph-rsid="0116451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1092ff3" officeooo:paragraph-rsid="01092ff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1" style:family="paragraph" style:parent-style-name="Standard" style:list-style-name="WW8Num3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a9acad" officeooo:paragraph-rsid="0116451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117bb93" officeooo:paragraph-rsid="0117bb93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normal" officeooo:rsid="0072147a" officeooo:paragraph-rsid="0072147a" fo:background-color="transparent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64" style:family="paragraph" style:parent-style-name="Standard" style:list-style-name="WW8Num4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5" style:family="paragraph" style:parent-style-name="Standard" style:list-style-name="WW8Num4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officeooo:rsid="011fd0ba" officeooo:paragraph-rsid="011fd0ba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6" style:family="paragraph" style:parent-style-name="Standard" style:list-style-name="WW8Num4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ize="12pt" fo:font-style="normal" style:text-underline-style="none" fo:font-weight="bold" officeooo:rsid="0120be5e" officeooo:paragraph-rsid="0120be5e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6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fo:color="#000000" style:text-line-through-style="none" style:text-line-through-type="none" fo:font-style="normal" style:text-underline-style="none" officeooo:paragraph-rsid="0116451c" style:font-name-asian="Times New Roman" style:font-style-asian="normal" style:font-name-complex="Times New Roman" style:font-style-complex="normal"/>
    </style:style>
    <style:style style:name="P6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5e9062" officeooo:paragraph-rsid="005e9062"/>
    </style:style>
    <style:style style:name="P6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df3b2e" officeooo:paragraph-rsid="00df3b2e"/>
    </style:style>
    <style:style style:name="P7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a81d2"/>
    </style:style>
    <style:style style:name="P71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</style:style>
    <style:style style:name="P72" style:family="paragraph" style:parent-style-name="Standard">
      <style:paragraph-properties fo:margin-top="0cm" fo:margin-bottom="0cm" loext:contextual-spacing="false" style:line-height-at-least="0.176cm" fo:text-align="start" style:justify-single-word="false" style:snap-to-layout-grid="false" style:writing-mode="lr-tb"/>
      <style:text-properties officeooo:paragraph-rsid="01133f11"/>
    </style:style>
    <style:style style:name="P73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88d111"/>
    </style:style>
    <style:style style:name="P74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paragraph-rsid="00118084"/>
    </style:style>
    <style:style style:name="P75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abb240" officeooo:paragraph-rsid="00abb240"/>
    </style:style>
    <style:style style:name="P76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0fc467" officeooo:paragraph-rsid="010fc467"/>
    </style:style>
    <style:style style:name="P77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14fa55" officeooo:paragraph-rsid="0114fa55"/>
    </style:style>
    <style:style style:name="P78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012a9da" officeooo:paragraph-rsid="0012a9da"/>
    </style:style>
    <style:style style:name="P79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20f7f3" officeooo:paragraph-rsid="0120f7f3"/>
    </style:style>
    <style:style style:name="P80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210e5b" officeooo:paragraph-rsid="01210e5b"/>
    </style:style>
    <style:style style:name="P81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21d096" officeooo:paragraph-rsid="0121d096"/>
    </style:style>
    <style:style style:name="P82" style:family="paragraph" style:parent-style-name="Standard">
      <style:paragraph-properties fo:margin-top="0cm" fo:margin-bottom="0cm" loext:contextual-spacing="false" style:line-height-at-least="0.176cm" fo:text-align="start" style:justify-single-word="false" style:writing-mode="lr-tb"/>
      <style:text-properties officeooo:rsid="01244fb7" officeooo:paragraph-rsid="01244fb7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text-autospace="none" style:snap-to-layout-grid="false" style:writing-mode="lr-tb"/>
      <style:text-properties officeooo:paragraph-rsid="011a5c38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officeooo:paragraph-rsid="011b1db0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style:writing-mode="lr-tb"/>
      <style:text-properties officeooo:paragraph-rsid="011ce2be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11a5c38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11b1db0"/>
    </style:style>
    <style:style style:name="P88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11ce2be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officeooo:paragraph-rsid="011eda88"/>
    </style:style>
    <style:style style:name="P90" style:family="paragraph" style:parent-style-name="Table_20_Contents">
      <style:paragraph-properties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fe2a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line-through-style="none" style:text-line-through-type="none" fo:font-size="12pt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" style:family="text">
      <style:text-properties fo:color="#000000" style:text-line-through-style="none" style:text-line-through-type="none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fo:font-size="12pt" fo:font-style="normal" style:text-underline-style="none" fo:font-weight="normal" officeooo:rsid="0011808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fo:font-size="12pt" fo:font-style="normal" style:text-underline-style="none" fo:font-weight="normal" officeooo:rsid="0012a9da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fo:font-size="12pt" fo:font-style="normal" style:text-underline-style="none" fo:font-weight="normal" officeooo:rsid="005f6554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fo:font-size="12pt" fo:font-style="normal" style:text-underline-style="none" fo:font-weight="normal" officeooo:rsid="009aef99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fo:font-size="12pt" fo:font-style="normal" style:text-underline-style="none" fo:font-weight="normal" officeooo:rsid="00acc04c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fo:font-size="12pt" fo:font-style="normal" style:text-underline-style="none" fo:font-weight="normal" officeooo:rsid="01210e5b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3" style:family="text">
      <style:text-properties fo:color="#000000" style:text-underline-style="none" officeooo:rsid="000f42a5"/>
    </style:style>
    <style:style style:name="T14" style:family="text">
      <style:text-properties fo:color="#000000" style:text-underline-style="none" officeooo:rsid="001a81d2"/>
    </style:style>
    <style:style style:name="T15" style:family="text">
      <style:text-properties fo:color="#000000" style:text-underline-style="none" officeooo:rsid="001c5678"/>
    </style:style>
    <style:style style:name="T16" style:family="text">
      <style:text-properties fo:color="#000000" style:text-underline-style="none" officeooo:rsid="00a1078d"/>
    </style:style>
    <style:style style:name="T17" style:family="text">
      <style:text-properties fo:color="#000000" style:text-underline-style="none" officeooo:rsid="00a1a9bb"/>
    </style:style>
    <style:style style:name="T18" style:family="text">
      <style:text-properties fo:color="#000000" style:text-underline-style="none" officeooo:rsid="00e4f23a"/>
    </style:style>
    <style:style style:name="T19" style:family="text">
      <style:text-properties officeooo:rsid="000f42a5"/>
    </style:style>
    <style:style style:name="T20" style:family="text">
      <style:text-properties officeooo:rsid="0012c7e4"/>
    </style:style>
    <style:style style:name="T21" style:family="text">
      <style:text-properties officeooo:rsid="00149c3a"/>
    </style:style>
    <style:style style:name="T22" style:family="text">
      <style:text-properties officeooo:rsid="00158d86"/>
    </style:style>
    <style:style style:name="T23" style:family="text">
      <style:text-properties officeooo:rsid="0015e8be"/>
    </style:style>
    <style:style style:name="T24" style:family="text">
      <style:text-properties officeooo:rsid="001ed9ac"/>
    </style:style>
    <style:style style:name="T25" style:family="text">
      <style:text-properties officeooo:rsid="0020d615"/>
    </style:style>
    <style:style style:name="T26" style:family="text">
      <style:text-properties officeooo:rsid="00211c55"/>
    </style:style>
    <style:style style:name="T27" style:family="text">
      <style:text-properties officeooo:rsid="00232c01"/>
    </style:style>
    <style:style style:name="T28" style:family="text">
      <style:text-properties officeooo:rsid="0023b6cf"/>
    </style:style>
    <style:style style:name="T29" style:family="text">
      <style:text-properties officeooo:rsid="00250e86"/>
    </style:style>
    <style:style style:name="T30" style:family="text">
      <style:text-properties officeooo:rsid="006612d9"/>
    </style:style>
    <style:style style:name="T31" style:family="text">
      <style:text-properties officeooo:rsid="0066e6af"/>
    </style:style>
    <style:style style:name="T32" style:family="text">
      <style:text-properties officeooo:rsid="006902f1"/>
    </style:style>
    <style:style style:name="T33" style:family="text">
      <style:text-properties officeooo:rsid="006d8c3c"/>
    </style:style>
    <style:style style:name="T34" style:family="text">
      <style:text-properties officeooo:rsid="007115b4"/>
    </style:style>
    <style:style style:name="T35" style:family="text">
      <style:text-properties officeooo:rsid="00766e07"/>
    </style:style>
    <style:style style:name="T36" style:family="text">
      <style:text-properties officeooo:rsid="0076aa4a"/>
    </style:style>
    <style:style style:name="T37" style:family="text">
      <style:text-properties officeooo:rsid="0079c8e8"/>
    </style:style>
    <style:style style:name="T38" style:family="text">
      <style:text-properties officeooo:rsid="007c62e8"/>
    </style:style>
    <style:style style:name="T39" style:family="text">
      <style:text-properties officeooo:rsid="007e584e"/>
    </style:style>
    <style:style style:name="T40" style:family="text">
      <style:text-properties officeooo:rsid="00864620"/>
    </style:style>
    <style:style style:name="T41" style:family="text">
      <style:text-properties officeooo:rsid="0088d111"/>
    </style:style>
    <style:style style:name="T42" style:family="text">
      <style:text-properties officeooo:rsid="00962e13"/>
    </style:style>
    <style:style style:name="T43" style:family="text">
      <style:text-properties officeooo:rsid="00982434"/>
    </style:style>
    <style:style style:name="T44" style:family="text">
      <style:text-properties officeooo:rsid="009b67b7"/>
    </style:style>
    <style:style style:name="T45" style:family="text">
      <style:text-properties officeooo:rsid="009cd358"/>
    </style:style>
    <style:style style:name="T46" style:family="text">
      <style:text-properties officeooo:rsid="00a1078d"/>
    </style:style>
    <style:style style:name="T47" style:family="text">
      <style:text-properties officeooo:rsid="00a4c6df"/>
    </style:style>
    <style:style style:name="T48" style:family="text">
      <style:text-properties officeooo:rsid="00a583cf"/>
    </style:style>
    <style:style style:name="T49" style:family="text">
      <style:text-properties officeooo:rsid="00a5eab1"/>
    </style:style>
    <style:style style:name="T50" style:family="text">
      <style:text-properties officeooo:rsid="00a854cc"/>
    </style:style>
    <style:style style:name="T51" style:family="text">
      <style:text-properties officeooo:rsid="00a93bda"/>
    </style:style>
    <style:style style:name="T52" style:family="text">
      <style:text-properties officeooo:rsid="00aa6b4d"/>
    </style:style>
    <style:style style:name="T53" style:family="text">
      <style:text-properties officeooo:rsid="00d83fda"/>
    </style:style>
    <style:style style:name="T54" style:family="text">
      <style:text-properties officeooo:rsid="006132c2"/>
    </style:style>
    <style:style style:name="T55" style:family="text">
      <style:text-properties officeooo:rsid="00ddcab5"/>
    </style:style>
    <style:style style:name="T56" style:family="text">
      <style:text-properties officeooo:rsid="00f8a304"/>
    </style:style>
    <style:style style:name="T57" style:family="text">
      <style:text-properties officeooo:rsid="00fba1f9"/>
    </style:style>
    <style:style style:name="T58" style:family="text">
      <style:text-properties officeooo:rsid="00ff56ce"/>
    </style:style>
    <style:style style:name="T59" style:family="text">
      <style:text-properties officeooo:rsid="01078726"/>
    </style:style>
    <style:style style:name="T60" style:family="text">
      <style:text-properties officeooo:rsid="0119a312"/>
    </style:style>
    <style:style style:name="T61" style:family="text">
      <style:text-properties officeooo:rsid="011fada6"/>
    </style:style>
    <style:style style:name="T62" style:family="text">
      <style:text-properties officeooo:rsid="0122302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5553122138912" text:id="ct105553122138912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2139120" text:id="ct105553122139120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2139328" text:id="ct105553122139328">
          <text:deletion>
            <office:change-info>
              <dc:creator>Kannan Moudgalya</dc:creator>
              <dc:date>2015-07-01T23:31:00</dc:date>
            </office:change-info>
            <text:p text:style-name="P1">using</text:p>
          </text:deletion>
        </text:changed-region>
        <text:changed-region xml:id="ct105553122139536" text:id="ct105553122139536">
          <text:insertion>
            <office:change-info>
              <dc:creator>Kannan Moudgalya</dc:creator>
              <dc:date>2015-07-01T23:31:00</dc:date>
            </office:change-info>
          </text:insertion>
        </text:changed-region>
        <text:changed-region xml:id="ct105553122139744" text:id="ct105553122139744">
          <text:insertion>
            <office:change-info>
              <dc:creator>Kannan Moudgalya</dc:creator>
              <dc:date>2015-07-02T06:04:00</dc:date>
            </office:change-info>
          </text:insertion>
        </text:changed-region>
        <text:changed-region xml:id="ct105553122139952" text:id="ct105553122139952">
          <text:insertion>
            <office:change-info>
              <dc:creator>Kannan Moudgalya</dc:creator>
              <dc:date>2015-07-02T06:05:00</dc:date>
            </office:change-info>
          </text:insertion>
        </text:changed-region>
        <text:changed-region xml:id="ct105553122140160" text:id="ct105553122140160">
          <text:insertion>
            <office:change-info>
              <dc:creator>Kannan Moudgalya</dc:creator>
              <dc:date>2015-07-01T23:32:00</dc:date>
            </office:change-info>
          </text:insertion>
        </text:changed-region>
        <text:changed-region xml:id="ct105553122140368" text:id="ct105553122140368">
          <text:insertion>
            <office:change-info>
              <dc:creator>Kannan Moudgalya</dc:creator>
              <dc:date>2015-07-02T06:04:00</dc:date>
            </office:change-info>
          </text:insertion>
        </text:changed-region>
        <text:changed-region xml:id="ct105553122140576" text:id="ct105553122140576">
          <text:insertion>
            <office:change-info>
              <dc:creator>Kannan Moudgalya</dc:creator>
              <dc:date>2015-07-01T23:32:00</dc:date>
            </office:change-info>
          </text:insertion>
        </text:changed-region>
        <text:changed-region xml:id="ct105553122141408" text:id="ct105553122141408">
          <text:deletion>
            <office:change-info>
              <dc:creator>Kannan Moudgalya</dc:creator>
              <dc:date>2015-07-02T18:17:00</dc:date>
            </office:change-info>
            <text:p text:style-name="P2"/>
            <text:p text:style-name="P2">It is required that you have the “Origin” folder which has the necessary file used throughout this tutorial</text:p>
            <text:p text:style-name="P2"/>
            <text:p text:style-name="P2">I have it saved on my desktop. Here it is</text:p>
          </text:deletion>
        </text:changed-region>
        <text:changed-region xml:id="ct105553122141824" text:id="ct105553122141824">
          <text:deletion>
            <office:change-info>
              <dc:creator>Kannan Moudgalya</dc:creator>
              <dc:date>2015-07-02T18:20:00</dc:date>
            </office:change-info>
            <text:p text:style-name="P2"/>
            <text:p text:style-name="P2"/>
          </text:deletion>
        </text:changed-region>
        <text:changed-region xml:id="ct105553122141616" text:id="ct105553122141616">
          <text:deletion>
            <office:change-info>
              <dc:creator>Kannan Moudgalya</dc:creator>
              <dc:date>2015-07-02T18:20:00</dc:date>
            </office:change-info>
            <text:p text:style-name="P2"><text:s/></text:p>
          </text:deletion>
        </text:changed-region>
        <text:changed-region xml:id="ct105553122142032" text:id="ct105553122142032">
          <text:insertion>
            <office:change-info>
              <dc:creator>Kannan Moudgalya</dc:creator>
              <dc:date>2015-07-02T18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<text:span text:style-name="T2">Title of script</text:span>: <text:span text:style-name="T2">Lighting LED through Scilab Ardu</text:span><text:span text:style-name="T3">ino Toolbox</text:span></text:p>
      <text:p text:style-name="P50">Author: </text:p>
      <text:p text:style-name="P50">Keywords: Scilab, Arduino, LED</text:p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1">Narration</text:p>
          </table:table-cell>
        </table:table-row>
        <table:table-row table:style-name="Table1.1">
          <table:table-cell table:style-name="Table1.A1" office:value-type="string">
            <text:p text:style-name="P3">Show Slide</text:p>
          </table:table-cell>
          <table:table-cell table:style-name="Table1.B1" office:value-type="string">
            <text:p text:style-name="P1">Welcome to the spoken tutorial <text:span text:style-name="T43">to turn the LED on using the</text:span> Arduino<text:change-start text:change-id="ct105553122138912"/> <text:span text:style-name="T19">Uno</text:span><text:change-end text:change-id="ct105553122138912"/><text:span text:style-name="T19"> board.</text:span></text:p>
            <text:p text:style-name="P1"/>
            <text:p text:style-name="P60">I am Kannan Moudgalya.</text:p>
            <text:p text:style-name="P1"><text:change-start text:change-id="ct105553122139120"/></text:p>
            <text:p text:style-name="P1"><text:span text:style-name="T19">We shall use</text:span><text:change-end text:change-id="ct105553122139120"/> <text:change text:change-id="ct105553122139328"/><text:s/>Arduino IDE <text:change-start text:change-id="ct105553122139536"/><text:span text:style-name="T19">for this.</text:span><text:change-end text:change-id="ct105553122139536"/></text:p>
          </table:table-cell>
        </table:table-row>
        <table:table-row table:style-name="Table1.1">
          <table:table-cell table:style-name="Table1.A1" office:value-type="string">
            <text:p text:style-name="P3">Show Slide</text:p>
          </table:table-cell>
          <table:table-cell table:style-name="Table1.B1" office:value-type="string">
            <text:p text:style-name="P3">In this tutorial we will learn to</text:p>
            <text:p text:style-name="P3"/>
            <text:list xml:id="list6807861151115503425" text:style-name="WW8Num3">
              <text:list-item>
                <text:p text:style-name="P54">Connect <text:change-start text:change-id="ct105553122139744"/><text:span text:style-name="T1">a</text:span><text:change-end text:change-id="ct105553122139744"/><text:change-start text:change-id="ct105553122139952"/><text:span text:style-name="T1">n </text:span><text:change-end text:change-id="ct105553122139952"/>Arduino <text:change-start text:change-id="ct105553122140160"/><text:span text:style-name="T19">Uno </text:span><text:change-end text:change-id="ct105553122140160"/><text:change-start text:change-id="ct105553122140368"/><text:span text:style-name="T19">board </text:span><text:change-end text:change-id="ct105553122140368"/>to <text:change-start text:change-id="ct105553122140576"/><text:span text:style-name="T19">a </text:span><text:change-end text:change-id="ct105553122140576"/>computer</text:p>
              </text:list-item>
              <text:list-item>
                <text:p text:style-name="P57">Identify the port number</text:p>
              </text:list-item>
              <text:list-item>
                <text:p text:style-name="P58">Load the firmware on to the Arduino Uno board</text:p>
              </text:list-item>
              <text:list-item>
                <text:p text:style-name="P57">Turn the LED on using Arduino IDE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">Requirements slide</text:p>
          </table:table-cell>
          <table:table-cell table:style-name="Table1.B4" office:value-type="string">
            <text:p text:style-name="P2">For this tutorial, I am using</text:p>
            <text:p text:style-name="P2"/>
            <text:list xml:id="list6083480084755440469" text:style-name="WW8Num4">
              <text:list-item>
                <text:p text:style-name="P64">Windows 8, 64-bit OS</text:p>
              </text:list-item>
              <text:list-item>
                <text:p text:style-name="P65">Arduino IDE</text:p>
              </text:list-item>
              <text:list-item>
                <text:p text:style-name="P66">Arduino Uno Board</text:p>
              </text:list-item>
              <text:list-item>
                <text:p text:style-name="P66">Shield</text:p>
              </text:list-item>
            </text:list>
            <text:p text:style-name="P63"><text:change text:change-id="ct105553122141408"/></text:p>
          </table:table-cell>
        </table:table-row>
        <table:table-row table:style-name="Table1.1">
          <table:table-cell table:style-name="Table1.A4" office:value-type="string">
            <text:p text:style-name="P17">Show the web page</text:p>
          </table:table-cell>
          <table:table-cell table:style-name="Table1.B4" office:value-type="string">
            <text:p text:style-name="P46">I will now explain how to download and install the Arduino IDE</text:p>
            <text:p text:style-name="P2"/>
            <text:p text:style-name="P2">Arduino IDE can be downloaded from </text:p>
            <text:p text:style-name="P2"/>
            <text:p text:style-name="P2">www.arduino.cc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2">On this page, click on the Download tab.</text:p>
            <text:p text:style-name="P2"/>
            <text:p text:style-name="P2">On the right hand side, click on the link “Windows ZIP file for non admin install” </text:p>
            <text:p text:style-name="P2"/>
            <text:p text:style-name="P2">The donate page will appear. Scroll down and click on “Just download”</text:p>
            <text:p text:style-name="P2"/>
            <text:p text:style-name="P68">You may return to this page later and make a donation.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2">I have already downloaded this file.</text:p>
            <text:p text:style-name="P35"/>
            <text:p text:style-name="P36">It is on the Desktop.</text:p>
            <text:p text:style-name="P35"/>
            <text:p text:style-name="P35">It is approximately 140 MB.</text:p>
            <text:p text:style-name="P2"/>
            <text:p text:style-name="P2">Hence I will not download it again.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2">Right click on this file and extract its content.</text:p>
            <text:p text:style-name="P2"/>
            <text:p text:style-name="P2">Do not alter any file or directory<text:change text:change-id="ct105553122141824"/><text:change text:change-id="ct105553122141616"/><text:change-start text:change-id="ct105553122142032"/> <text:change-end text:change-id="ct105553122142032"/>structure.</text:p>
            <text:p text:style-name="P2"/>
            <text:p text:style-name="P2"><text:soft-page-break/>Let me switch to the slides</text:p>
          </table:table-cell>
        </table:table-row>
        <table:table-row table:style-name="Table1.1">
          <table:table-cell table:style-name="Table1.A4" office:value-type="string">
            <text:p text:style-name="P17">Show slide</text:p>
          </table:table-cell>
          <table:table-cell table:style-name="Table1.B4" office:value-type="string">
            <text:p text:style-name="P18"><text:span text:style-name="T4">Place the Shield on the Arduino Uno board properly, </text:span><text:span text:style-name="T5">as shown in the </text:span><text:span text:style-name="T8">picture.</text:span></text:p>
            <text:p text:style-name="P9"/>
            <text:p text:style-name="P32"><text:span text:style-name="T4">In this configuration, the shield will snugly fit into the </text:span><text:span text:style-name="T6">Arduino Uno board, with a gentle push.</text:span></text:p>
            <text:p text:style-name="P10"/>
            <text:p text:style-name="P78"><text:span text:style-name="T4">If you try to connect it in any other way and apply force, you will break the boards.</text:span></text:p>
            <text:p text:style-name="P78"><text:span text:style-name="T4"/></text:p>
            <text:p text:style-name="P79"><text:span text:style-name="T4">You should have a USB cable, as shown in the slide.</text:span></text:p>
            <text:p text:style-name="P79"><text:span text:style-name="T4"/></text:p>
            <text:p text:style-name="P80"><text:span text:style-name="T4">The square end of this cable is shown in the slide.</text:span></text:p>
            <text:p text:style-name="P80"><text:span text:style-name="T4">Where on the Arduino Uno board you have to connect is also shown.</text:span></text:p>
            <text:p text:style-name="P80"><text:span text:style-name="T4">Connect the two.</text:span></text:p>
            <text:p text:style-name="P6"/>
            <text:p text:style-name="P18"><text:span text:style-name="T6">C</text:span><text:span text:style-name="T4">onnect </text:span><text:span text:style-name="T10">the other end of the USB cable </text:span><text:span text:style-name="T4">with your </text:span><text:span text:style-name="T7">computer.</text:span></text:p>
            <text:p text:style-name="P18"><text:span text:style-name="T7"/></text:p>
            <text:p text:style-name="P82"><text:span text:style-name="T7">O</text:span><text:span text:style-name="T4">ne or two small LEDs on the Arduino Uno board will light up, if the computer is on.</text:span></text:p>
            <text:p text:style-name="P82"><text:span text:style-name="T4"/></text:p>
            <text:p text:style-name="P82"><text:span text:style-name="T4">Please note, however, that the LED on the shield will not light up.</text:span>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2">Click on the Start Menu, and <text:span text:style-name="T20">then</text:span> the “Control Panel”</text:p>
            <text:p text:style-name="P2"/>
            <text:p text:style-name="P19"><text:span text:style-name="T21">Then</text:span> navigate to “System and Security”</text:p>
            <text:p text:style-name="P19"/>
            <text:p text:style-name="P23"><text:span text:style-name="T31">Then c</text:span>lick on “System” </text:p>
            <text:p text:style-name="P23"/>
            <text:p text:style-name="P23"><text:span text:style-name="T31">T</text:span>hen choose “Device Manager”</text:p>
            <text:p text:style-name="P2"/>
            <text:p text:style-name="P2"><text:span text:style-name="T30">Next, click on </text:span><text:s/>“Other devices” <text:span text:style-name="T22">and</text:span> locate “Unknown device”</text:p>
            <text:p text:style-name="P2"/>
            <text:p text:style-name="P24">Right click on the “Unknown device” </text:p>
            <text:p text:style-name="P24"/>
            <text:p text:style-name="P24"><text:span text:style-name="T32">S</text:span>elect the “Update Driver Software” option</text:p>
            <text:p text:style-name="P24"/>
            <text:p text:style-name="P25">Next, choose the “Browse my computer for Driver software” option</text:p>
            <text:p text:style-name="P25"/>
            <text:p text:style-name="P26">Navigate to <text:span text:style-name="T23">the </text:span>Arduino folder on the Desktop <text:span text:style-name="T44">that we extracted now.</text:span></text:p>
            <text:p text:style-name="P26"/>
            <text:p text:style-name="P26"><text:span text:style-name="T33">S</text:span>elect “drivers” folder </text:p>
            <text:p text:style-name="P25"/>
            <text:p text:style-name="P25">Click on “Ok” and then Click on “Next”</text:p>
            <text:p text:style-name="P25"/>
            <text:p text:style-name="P25">Driver installation window will open</text:p>
            <text:p text:style-name="P25"/>
            <text:p text:style-name="P25">Click on “Install”</text:p>
            <text:p text:style-name="P25"/>
            <text:p text:style-name="P44"><text:span text:style-name="T58">D</text:span>rivers for the Arduino Uno board get installed.</text:p>
            <text:p text:style-name="P25"/>
            <text:p text:style-name="P25">Close the window after the installation is complete. </text:p>
            <text:p text:style-name="P25"><text:soft-page-break/></text:p>
            <text:p text:style-name="P25">Close the device manager and <text:span text:style-name="T45">the </text:span>control panel</text:p>
            <text:p text:style-name="P25"/>
            <text:p text:style-name="P25">The Arduino IDE is ready for use</text:p>
          </table:table-cell>
        </table:table-row>
        <table:table-row table:style-name="Table1.1"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29"><text:span text:style-name="Internet_20_link"><text:span text:style-name="T16">Let us now work with user program</text:span></text:span><text:span text:style-name="Internet_20_link"><text:span text:style-name="T17">s.</text:span></text:span></text:p>
            <text:p text:style-name="P20"><text:span text:style-name="Internet_20_link"><text:span text:style-name="T13"/></text:span></text:p>
            <text:p text:style-name="P20"><text:span text:style-name="Internet_20_link"><text:span text:style-name="T14">For this, copy or download the file Origin.tgz on to your computer.</text:span></text:span></text:p>
            <text:p text:style-name="P20"><text:span text:style-name="Internet_20_link"><text:span text:style-name="T14"/></text:span></text:p>
            <text:p text:style-name="P31"><text:span text:style-name="Internet_20_link"><text:span text:style-name="T18">This file is available along with this Spoken Tutorial.</text:span></text:span></text:p>
            <text:p text:style-name="P31"><text:span text:style-name="Internet_20_link"><text:span text:style-name="T18"/></text:span></text:p>
            <text:p text:style-name="P31"><text:span text:style-name="Internet_20_link"><text:span text:style-name="T18">These two are kept together in the Spoken Tutorial website, http://spoken-tutorial.org.</text:span></text:span></text:p>
            <text:p text:style-name="P20"><text:span text:style-name="Internet_20_link"><text:span text:style-name="T14"/></text:span></text:p>
            <text:p text:style-name="P20"><text:span text:style-name="Internet_20_link"><text:span text:style-name="T14">Unzip </text:span></text:span><text:span text:style-name="Internet_20_link"><text:span text:style-name="T18">this file.</text:span></text:span></text:p>
            <text:p text:style-name="P20"><text:span text:style-name="Internet_20_link"><text:span text:style-name="T14"/></text:span></text:p>
            <text:p text:style-name="P20"><text:span text:style-name="Internet_20_link"><text:span text:style-name="T14">You will get a folder called Origin.</text:span></text:span></text:p>
            <text:p text:style-name="P21"><text:span text:style-name="Internet_20_link"><text:span text:style-name="T15"/></text:span></text:p>
            <text:p text:style-name="P21"><text:span text:style-name="Internet_20_link"><text:span text:style-name="T15">I will keep it on the Desktop.</text:span></text:span></text:p>
            <text:p text:style-name="P20"><text:span text:style-name="Internet_20_link"/></text:p>
            <text:p text:style-name="P37">We will now show how to <text:span text:style-name="T46">conduct an experiment.</text:span></text:p>
          </table:table-cell>
        </table:table-row>
        <table:table-row table:style-name="Table1.1"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27">The <text:span text:style-name="T34">O</text:span>rigin folder <text:span text:style-name="T24">has</text:span> two subfolders, “tools” and “user-code”</text:p>
            <text:p text:style-name="P27"/>
            <text:p text:style-name="P27"><text:span text:style-name="T24">O</text:span>pen the user-code folder</text:p>
            <text:p text:style-name="P27"/>
            <text:p text:style-name="P27">The user-code directory consists of <text:span text:style-name="T25">folders for </text:span>various experiment<text:span text:style-name="T25">s.</text:span></text:p>
            <text:p text:style-name="P27"/>
            <text:p text:style-name="P27">Open the folder “led”</text:p>
            <text:p text:style-name="P27"/>
            <text:p text:style-name="P27">It <text:span text:style-name="T26">has two</text:span> sub folders, “arduino” and “scilab”</text:p>
          </table:table-cell>
        </table:table-row>
        <table:table-row table:style-name="Table1.1"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28">Open the “arduino” directory</text:p>
            <text:p text:style-name="P28"/>
            <text:p text:style-name="P28">It <text:span text:style-name="T27">has many folders, each for one </text:span>LED experiment.</text:p>
            <text:p text:style-name="P28"/>
            <text:p text:style-name="P28">Open the “led-b<text:span text:style-name="T47">lue</text:span>” folder</text:p>
            <text:p text:style-name="P28"/>
            <text:p text:style-name="P28">You will <text:span text:style-name="T35">see</text:span> <text:span text:style-name="T29">the file with the name </text:span>led-bl<text:span text:style-name="T48">ue</text:span>.ino</text:p>
            <text:p text:style-name="P28"/>
            <text:p text:style-name="P28">This file contains the <text:span text:style-name="T28">A</text:span>rduino program to <text:span text:style-name="T49">turn the blue LED on </text:span></text:p>
            <text:p text:style-name="P28"/>
            <text:p text:style-name="P33">All Arduino programs have the extension ino.</text:p>
            <text:p text:style-name="P33"/>
            <text:p text:style-name="P33">Right click <text:span text:style-name="T36">on </text:span>this file and open with Arduino IDE.</text:p>
            <text:p text:style-name="P28"/>
            <text:p text:style-name="P28"><text:span text:style-name="T55">It is also possible to open</text:span> file<text:span text:style-name="T55">s</text:span> <text:span text:style-name="T28">directly from</text:span> the Arduino IDE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2">Next, on the menu bar, click on the “tools” menu.</text:p>
            <text:p text:style-name="P2"/>
            <text:p text:style-name="P38">You will see a ``Port” option.</text:p>
            <text:p text:style-name="P2"/>
            <text:p text:style-name="P34">If the Arduino Uno board is <text:span text:style-name="T38">not </text:span>connected properly, you will <text:span text:style-name="T38">not be able to click it.</text:span></text:p>
            <text:p text:style-name="P34"><text:soft-page-break/></text:p>
            <text:p text:style-name="P40">In that case, make sure that the USB cable is connected properly.</text:p>
            <text:p text:style-name="P40"/>
            <text:p text:style-name="P40">For me, the board is connect<text:span text:style-name="T42">ed</text:span> properly.</text:p>
            <text:p text:style-name="P40"/>
            <text:p text:style-name="P40"><text:span text:style-name="T50">Hence, l</text:span>et me click it.</text:p>
            <text:p text:style-name="P39"/>
            <text:p text:style-name="P39"><text:span text:style-name="T38">I obtain</text:span> a few options.</text:p>
            <text:p text:style-name="P22"/>
            <text:p text:style-name="P22"><text:span text:style-name="T39">Click on</text:span> the COM port number corresponding to the connected Arduino </text:p>
            <text:p text:style-name="P2"/>
            <text:p text:style-name="P43">We have <text:span text:style-name="T51">now </text:span>selected this COM port for communication with the Arduino Uno board.</text:p>
            <text:p text:style-name="P2"/>
            <text:p text:style-name="P42">We also note the COM port number as 2</text:p>
            <text:p text:style-name="P2"/>
            <text:p text:style-name="P48">The COM port number information is required for use with Scilab.</text:p>
            <text:p text:style-name="P69">We will explain this in <text:span text:style-name="T59">another tutorial.</text:span></text:p>
          </table:table-cell>
        </table:table-row>
        <table:table-row table:style-name="Table1.1">
          <table:table-cell table:style-name="Table1.A4" office:value-type="string">
            <text:p text:style-name="P17">Demo</text:p>
          </table:table-cell>
          <table:table-cell table:style-name="Table1.B4" office:value-type="string">
            <text:p text:style-name="P45">As we have selected the port for communication, we can transfer the code to the board.</text:p>
            <text:p text:style-name="P41"/>
            <text:p text:style-name="P41">Locate a button with a right arrow symbol <text:span text:style-name="T52">on the Arduino IDE.</text:span></text:p>
            <text:p text:style-name="P41"/>
            <text:p text:style-name="P41">If you hover the mouse over it, you will see that it is called Upload.</text:p>
            <text:p text:style-name="P41"/>
            <text:p text:style-name="P41">Press this Upload button.</text:p>
            <text:p text:style-name="P2"/>
            <text:p text:style-name="P2">This will compile and <text:span text:style-name="T40">upload</text:span> the program in the Arduino Uno board</text:p>
            <text:p text:style-name="P2"/>
            <text:p text:style-name="P73"><text:span text:style-name="T41">After the upload is complete, </text:span>the <text:span text:style-name="T52">blue </text:span>LED <text:span text:style-name="T53">on the shield will turn on. <text:s/></text:span></text:p>
            <text:p text:style-name="P73"/>
            <text:p text:style-name="P81">A picture of this is shown in the slide.</text:p>
            <text:p text:style-name="P2"/>
            <text:p text:style-name="P47">Let us briefly explain what this code does.</text:p>
            <text:p text:style-name="P30"/>
            <text:p text:style-name="P5">The code is written in <text:span text:style-name="T37">a </text:span>C <text:span text:style-name="T37">like </text:span>language</text:p>
            <text:p text:style-name="P5"/>
            <text:p text:style-name="P8">Putting a high value on pin 9 turns blue LED on.</text:p>
            <text:p text:style-name="P8"/>
            <text:p text:style-name="P75"><text:span text:style-name="T9">Before that, we</text:span><text:span text:style-name="T4"> define pin 9 as the output pin.</text:span></text:p>
            <text:p text:style-name="P75"><text:span text:style-name="T4"/></text:p>
            <text:p text:style-name="P76"><text:span text:style-name="T4">We have completed this experiment.</text:span></text:p>
          </table:table-cell>
        </table:table-row>
        <table:table-row table:style-name="Table1.1">
          <table:table-cell table:style-name="Table1.A4" office:value-type="string">
            <text:p text:style-name="P17"/>
          </table:table-cell>
          <table:table-cell table:style-name="Table1.B4" office:value-type="string">
            <text:p text:style-name="P67"><text:span text:style-name="T56">L</text:span>et us summari<text:span text:style-name="T62">s</text:span>e. In this tutorial, we learnt to</text:p>
            <text:list xml:id="list101022883975831" text:continue-list="list6807861151115503425" text:style-name="WW8Num3">
              <text:list-item text:start-value="1">
                <text:p text:style-name="P55">Connect <text:span text:style-name="T1">an </text:span>Arduino <text:span text:style-name="T19">Uno board </text:span>to <text:span text:style-name="T19">a </text:span>computer</text:p>
              </text:list-item>
              <text:list-item>
                <text:p text:style-name="P59">Identify the port number</text:p>
              </text:list-item>
              <text:list-item>
                <text:p text:style-name="P59">Load the firmware on to the Arduino Uno board</text:p>
              </text:list-item>
              <text:list-item>
                <text:p text:style-name="P61"><text:span text:style-name="T54">Turn on the blue LED on the shield</text:span></text:p>
              </text:list-item>
            </text:list>
          </table:table-cell>
        </table:table-row>
        <table:table-row table:style-name="Table1.1">
          <table:table-cell table:style-name="Table1.A4" office:value-type="string">
            <text:p text:style-name="P72"/>
          </table:table-cell>
          <table:table-cell table:style-name="Table1.B4" office:value-type="string">
            <text:p text:style-name="P76">Let me give some assignments.</text:p>
            <text:p text:style-name="P76"/>
            <text:p text:style-name="P76">Turn the green led on by putting 1 on pin 10</text:p>
            <text:p text:style-name="P76"><text:soft-page-break/></text:p>
            <text:p text:style-name="P76">Turn the red led on by putting 1 on pin 11</text:p>
          </table:table-cell>
        </table:table-row>
        <table:table-row table:style-name="Table1.1">
          <table:table-cell table:style-name="Table1.A4" office:value-type="string">
            <text:p text:style-name="P72"/>
          </table:table-cell>
          <table:table-cell table:style-name="Table1.B4" office:value-type="string">
            <text:p text:style-name="P77">We have a written a Scilab-Arduino control book</text:p>
            <text:p text:style-name="P77"/>
            <text:p text:style-name="P77">It is published by Shroff Publishers, Mumbai</text:p>
            <text:p text:style-name="P77"/>
            <text:p text:style-name="P77">An e-copy is available for free download from fossee.in</text:p>
            <text:p text:style-name="P77"/>
            <text:p text:style-name="P77">Carry out the other LED lighting experiments explained in the book</text:p>
            <text:p text:style-name="P77"/>
            <text:p text:style-name="P77">All the required code is available in the file Origin.tgz that you used in this tutorial.</text:p>
          </table:table-cell>
        </table:table-row>
        <table:table-row table:style-name="Table1.1">
          <table:table-cell table:style-name="Table1.A4" office:value-type="string">
            <text:p text:style-name="P15"/>
          </table:table-cell>
          <table:table-cell table:style-name="Table1.B4" office:value-type="string">
            <text:p text:style-name="P62">We have come to the end of this tutorial.</text:p>
          </table:table-cell>
        </table:table-row>
        <table:table-row table:style-name="Table1.1">
          <table:table-cell table:style-name="Table1.A4" office:value-type="string">
            <text:p text:style-name="P13">Show slid<text:span text:style-name="T60">e</text:span></text:p>
          </table:table-cell>
          <table:table-cell table:style-name="Table1.B4" office:value-type="string">
            <text:p text:style-name="P14"><text:span text:style-name="T60">This video</text:span> summari<text:span text:style-name="T57">s</text:span>es the Spoken Tutorial project. </text:p>
            <text:p text:style-name="P14"/>
            <text:p text:style-name="P14">If you do not have good bandwidth, you can download and watch it</text:p>
          </table:table-cell>
        </table:table-row>
        <table:table-row table:style-name="Table1.1">
          <table:table-cell table:style-name="Table1.A1" office:value-type="string">
            <text:p text:style-name="P51">Show slide</text:p>
          </table:table-cell>
          <table:table-cell table:style-name="Table1.B1" office:value-type="string">
            <text:p text:style-name="P86"><text:span text:style-name="T11">We conduct workshops using </text:span><text:span text:style-name="T12">Spoken Tutorials.</text:span></text:p>
            <text:p text:style-name="P86"><text:span text:style-name="T11">Give certificates.</text:span></text:p>
            <text:p text:style-name="P83"><text:span text:style-name="T11">Please contact us.</text:span></text:p>
          </table:table-cell>
        </table:table-row>
        <table:table-row table:style-name="Table1.1"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P87"><text:span text:style-name="T11">Do you have questions in THIS </text:span><text:span text:style-name="T12">Spoken Tutorial?</text:span></text:p>
            <text:p text:style-name="P87"><text:span text:style-name="T11">Choose the minute and second where you have the question.</text:span></text:p>
            <text:p text:style-name="P87"><text:span text:style-name="T11">Explain your question briefly.</text:span></text:p>
            <text:p text:style-name="P87"><text:span text:style-name="T11">Someone from the </text:span><text:span text:style-name="T12">FOSSEE</text:span><text:span text:style-name="T11"> team will answer them.</text:span></text:p>
            <text:p text:style-name="P84"><text:span text:style-name="T11">Please visit this site.</text:span></text:p>
          </table:table-cell>
        </table:table-row>
        <table:table-row table:style-name="Table1.1"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P88"><text:span text:style-name="T11">The FOSSEE team coordinates coding of solved examples of popular books.</text:span></text:p>
            <text:p text:style-name="P88"><text:span text:style-name="T11">We give honorarium and certificates for those who do this.</text:span></text:p>
            <text:p text:style-name="P85"><text:span text:style-name="T11">For more details, please visit this site.</text:span></text:p>
          </table:table-cell>
        </table:table-row>
        <table:table-row table:style-name="Table1.1"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P88"><text:span text:style-name="T11">The FOSSEE team helps migrate commercial simulator labs to DWSIM.</text:span></text:p>
            <text:p text:style-name="P88"><text:span text:style-name="T11">We give honorarium and certificates for those who do this.</text:span></text:p>
            <text:p text:style-name="P85"><text:span text:style-name="T11">For more details, please visit this site.</text:span></text:p>
          </table:table-cell>
        </table:table-row>
        <table:table-row table:style-name="Table1.1"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P89"><text:span text:style-name="T11">Spoken Tutorial and FOSSEE projects are funded by NMEICT, MHRD, Government of India.</text:span></text:p>
          </table:table-cell>
        </table:table-row>
        <table:table-row table:style-name="Table1.1">
          <table:table-cell table:style-name="Table1.A4" office:value-type="string">
            <text:p text:style-name="P51"/>
          </table:table-cell>
          <table:table-cell table:style-name="Table1.B4" office:value-type="string">
            <text:p text:style-name="P53">Thanks for joining. <text:s/><text:span text:style-name="T61">Goodbye.</text:span></text:p>
          </table:table-cell>
        </table:table-row>
      </table:table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orgia" svg:font-family="Georgia"/>
    <style:font-face style:name="Lohit Hindi" svg:font-family="'Lohit Hindi'"/>
    <style:font-face style:name="OpenSymbol" svg:font-family="OpenSymbol, 'Arial Unicode MS'"/>
    <style:font-face style:name="Symbol" svg:font-family="Symbol"/>
    <style:font-face style:name="Arial1" svg:font-family="Arial" style:font-family-generic="swiss"/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style:line-height-at-least="0.176cm" fo:text-align="start" style:justify-single-word="false" fo:orphans="2" fo:widows="2" fo:hyphenation-ladder-count="no-limit" fo:text-indent="0cm" style:auto-text-indent="false" fo:break-before="auto" fo:break-after="auto" style:text-autospace="ideograph-alpha" style:punctuation-wrap="hanging" style:line-break="strict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Times New Roman" style:font-family-asian="'Times New Roman'" style:font-family-generic-asian="roman" style:font-pitch-asian="variable" style:font-size-asian="12pt" style:language-asian="en" style:country-asian="US" style:font-style-asian="normal" style:font-weight-asian="normal" style:font-name-complex="Times New Roman" style:font-family-complex="'Times New Roman'" style:font-family-generic-complex="roman" style:font-pitch-complex="variable" style:font-size-complex="12pt" style:language-complex="en" style:country-complex="US" style:font-style-complex="normal" style:font-weight-complex="norma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.212cm" loext:contextual-spacing="false" style:line-height-at-least="0.176cm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635cm" fo:margin-bottom="0.141cm" loext:contextual-spacing="false" style:line-height-at-least="0.176cm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141cm" loext:contextual-spacing="false" style:line-height-at-least="0.176cm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071cm" loext:contextual-spacing="false" style:line-height-at-least="0.176cm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388cm" fo:margin-bottom="0.071cm" loext:contextual-spacing="false" style:line-height-at-least="0.176cm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353cm" fo:margin-bottom="0.071cm" loext:contextual-spacing="false" style:line-height-at-least="0.176cm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margin-top="0.847cm" fo:margin-bottom="0.212cm" loext:contextual-spacing="false" style:line-height-at-least="0.176cm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next-style-name="Text_20_body" style:class="chapter">
      <style:paragraph-properties fo:margin-top="0.635cm" fo:margin-bottom="0.141cm" loext:contextual-spacing="false" style:line-height-at-least="0.176cm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text-line-through-style="none" style:text-line-through-type="none" fo:font-size="12pt" fo:font-style="normal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Absatz-Standardschriftart" style:family="text"/>
    <style:style style:name="WW-Absatz-Standardschriftart" style:family="text"/>
    <style:style style:name="WW8Num7z0" style:family="text">
      <style:text-properties style:font-name="Symbol" fo:font-family="Symbol" style:font-name-complex="OpenSymbol" style:font-family-complex="OpenSymbol, 'Arial Unicode MS'"/>
    </style:style>
    <style:style style:name="WW8Num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Default_20_Paragraph_20_Font" style:display-name="Default Paragraph Font" style:family="text"/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style:style style:name="List4Level0" style:family="text"/>
    <style:style style:name="List4Level1" style:family="text"/>
    <style:style style:name="List4Level2" style:family="text"/>
    <style:style style:name="List4Level3" style:family="text"/>
    <style:style style:name="List4Level4" style:family="text"/>
    <style:style style:name="List4Level5" style:family="text"/>
    <style:style style:name="List4Level6" style:family="text"/>
    <style:style style:name="List4Level7" style:family="text"/>
    <style:style style:name="List4Level8" style:family="text"/>
    <style:style style:name="List5Level0" style:family="text"/>
    <style:style style:name="List5Level1" style:family="text"/>
    <style:style style:name="List5Level2" style:family="text"/>
    <style:style style:name="List5Level3" style:family="text"/>
    <style:style style:name="List5Level4" style:family="text"/>
    <style:style style:name="List5Level5" style:family="text"/>
    <style:style style:name="List5Level6" style:family="text"/>
    <style:style style:name="List5Level7" style:family="text"/>
    <style:style style:name="List5Level8" style:family="text"/>
    <style:style style:name="List6Level0" style:family="text"/>
    <style:style style:name="List6Level1" style:family="text"/>
    <style:style style:name="List6Level2" style:family="text"/>
    <style:style style:name="List6Level3" style:family="text"/>
    <style:style style:name="List6Level4" style:family="text"/>
    <style:style style:name="List6Level5" style:family="text"/>
    <style:style style:name="List6Level6" style:family="text"/>
    <style:style style:name="List6Level7" style:family="text"/>
    <style:style style:name="List6Level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Kannan Moudgalya</dc:creator>
    <dc:date>2015-07-03T10:10:21.943270000</dc:date>
    <meta:editing-cycles>370</meta:editing-cycles>
    <meta:editing-duration>PT21H43M20S</meta:editing-duration>
    <meta:generator>LibreOffice/4.4.2.2$MacOSX_X86_64 LibreOffice_project/c4c7d32d0d49397cad38d62472b0bc8acff48dd6</meta:generator>
    <meta:document-statistic meta:table-count="1" meta:image-count="0" meta:object-count="0" meta:page-count="5" meta:paragraph-count="148" meta:word-count="1151" meta:character-count="6283" meta:non-whitespace-character-count="5277"/>
  </office:meta>
</office:document-meta>
</file>